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36865728" text:id="ct3963686572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text:soft-page-break/>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text:soft-page-break/>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Diagnostické testy</text:p>
        <text:p text:style-name="List_20_2">Krevní testy</text:p>
        <text:p text:style-name="List_20_2"><text:soft-page-break/>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8"/>
        <text:p text:style-name="P8"/>
        <text:p text:style-name="P9"><text:soft-page-break/>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text:soft-page-break/>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text:soft-page-break/>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36865728"/></text:p>
        <text:p text:style-name="P12"><text:change-end text:change-id="ct39636865728"/></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master-page style:name="Druhy" style:page-layout-name="Mpm2" draw:style-name="Mdp1"/>
    <style:master-page style:name="Treti" style:page-layout-name="Mpm3" draw:style-name="Mdp1"/>
    <style:master-page style:name="First_20_Page" style:display-name="First Page" style:page-layout-name="Mpm1"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trvrty" style:page-layout-name="Mpm10"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08:21:59.915692000</dc:date>
    <meta:generator>LibreOffice/25.8.3.2$MacOSX_AARCH64 LibreOffice_project/8ca8d55c161d602844f5428fa4b58097424e324e</meta:generator>
    <meta:initial-creator/>
    <meta:creation-date>2025-12-28T20:01:58.000</meta:creation-date>
    <meta:keyword/>
    <meta:editing-duration>P3DT16H10M10S</meta:editing-duration>
    <meta:editing-cycles>165</meta:editing-cycles>
    <meta:document-statistic meta:table-count="1" meta:image-count="0" meta:object-count="0" meta:page-count="15" meta:paragraph-count="98" meta:word-count="2274" meta:character-count="17770" meta:non-whitespace-character-count="15606"/>
    <meta:user-defined meta:name="Category"/>
    <meta:user-defined meta:name="Company"/>
    <meta:user-defined meta:name="IndividualWorkKey"/>
    <meta:user-defined meta:name="Manager"/>
  </office:meta>
</office:document-meta>
</file>